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1"/>
    </style:style>
    <style:style style:name="P2" style:family="paragraph" style:parent-style-name="Standard">
      <style:text-properties style:font-name="Liberation Sans1" officeooo:paragraph-rsid="000f5d96"/>
    </style:style>
    <style:style style:name="P3" style:family="paragraph" style:parent-style-name="Standard">
      <style:text-properties style:font-name="Liberation Sans1" officeooo:rsid="00104c08" officeooo:paragraph-rsid="00104c08"/>
    </style:style>
    <style:style style:name="P4" style:family="paragraph" style:parent-style-name="Standard">
      <style:text-properties style:font-name="Liberation Sans1" officeooo:rsid="00149039" officeooo:paragraph-rsid="00149039"/>
    </style:style>
    <style:style style:name="P5" style:family="paragraph" style:parent-style-name="Standard">
      <style:text-properties officeooo:paragraph-rsid="000f5d96"/>
    </style:style>
    <style:style style:name="P6" style:family="paragraph" style:parent-style-name="Standard">
      <style:text-properties style:font-name="Liberation Sans1" officeooo:rsid="00143514" officeooo:paragraph-rsid="00143514"/>
    </style:style>
    <style:style style:name="P7" style:family="paragraph" style:parent-style-name="Standard">
      <style:text-properties style:font-name="Liberation Sans1" officeooo:paragraph-rsid="0017f11d"/>
    </style:style>
    <style:style style:name="P8" style:family="paragraph" style:parent-style-name="Standard">
      <style:text-properties style:font-name="Liberation Sans1" officeooo:paragraph-rsid="0018e3bf"/>
    </style:style>
    <style:style style:name="P9" style:family="paragraph" style:parent-style-name="Standard">
      <style:text-properties style:font-name="Liberation Sans1" fo:font-weight="bold" officeooo:rsid="0017f11d" officeooo:paragraph-rsid="0017f11d" style:font-weight-asian="bold" style:font-weight-complex="bold"/>
    </style:style>
    <style:style style:name="P10" style:family="paragraph" style:parent-style-name="Standard">
      <style:text-properties style:font-name="Liberation Sans1" fo:font-weight="bold" officeooo:rsid="0018e3bf" officeooo:paragraph-rsid="0018e3bf" style:font-weight-asian="bold" style:font-weight-complex="bold"/>
    </style:style>
    <style:style style:name="P11" style:family="paragraph" style:parent-style-name="Standard">
      <style:text-properties style:font-name="Liberation Sans1" officeooo:rsid="0018e3bf" officeooo:paragraph-rsid="0018e3bf"/>
    </style:style>
    <style:style style:name="T1" style:family="text">
      <style:text-properties officeooo:rsid="000cc758"/>
    </style:style>
    <style:style style:name="T2" style:family="text">
      <style:text-properties fo:font-weight="bold" style:font-weight-asian="bold" style:font-weight-complex="bold"/>
    </style:style>
    <style:style style:name="T3" style:family="text">
      <style:text-properties fo:font-weight="bold" officeooo:rsid="00197461" style:font-weight-asian="bold" style:font-weight-complex="bold"/>
    </style:style>
    <style:style style:name="T4" style:family="text">
      <style:text-properties officeooo:rsid="000e114b"/>
    </style:style>
    <style:style style:name="T5" style:family="text">
      <style:text-properties fo:font-size="10pt" officeooo:rsid="0015b666" style:font-name-asian="Noto Sans Mono CJK SC" style:font-size-asian="10pt" style:font-name-complex="Liberation Mono" style:font-size-complex="10pt"/>
    </style:style>
    <style:style style:name="T6" style:family="text">
      <style:text-properties officeooo:rsid="000f5d96"/>
    </style:style>
    <style:style style:name="T7" style:family="text">
      <style:text-properties style:font-name="Liberation Sans1"/>
    </style:style>
    <style:style style:name="T8" style:family="text">
      <style:text-properties style:font-name="Liberation Sans1" fo:font-weight="bold" style:font-weight-asian="bold" style:font-weight-complex="bold"/>
    </style:style>
    <style:style style:name="T9" style:family="text">
      <style:text-properties style:font-name="Liberation Sans1" fo:font-weight="bold" officeooo:rsid="000f5d96" style:font-weight-asian="bold" style:font-weight-complex="bold"/>
    </style:style>
    <style:style style:name="T10" style:family="text">
      <style:text-properties style:font-name="Liberation Sans1" officeooo:rsid="000e114b"/>
    </style:style>
    <style:style style:name="T11" style:family="text">
      <style:text-properties style:font-name="Liberation Sans1" officeooo:rsid="000f5d96"/>
    </style:style>
    <style:style style:name="T12" style:family="text">
      <style:text-properties style:font-name="Liberation Sans1" fo:font-weight="normal" style:font-weight-asian="normal" style:font-weight-complex="normal"/>
    </style:style>
    <style:style style:name="T13" style:family="text">
      <style:text-properties style:font-name="Liberation Sans1" fo:font-weight="normal" officeooo:rsid="000e114b" style:font-weight-asian="normal" style:font-weight-complex="normal"/>
    </style:style>
    <style:style style:name="T14" style:family="text">
      <style:text-properties style:font-name="Liberation Sans1" fo:font-weight="normal" officeooo:rsid="000f5d96" style:font-weight-asian="normal" style:font-weight-complex="normal"/>
    </style:style>
    <style:style style:name="T15" style:family="text">
      <style:text-properties style:font-name="Liberation Sans1" fo:font-weight="normal" officeooo:rsid="00104c08" style:font-weight-asian="normal" style:font-weight-complex="normal"/>
    </style:style>
    <style:style style:name="T16" style:family="text">
      <style:text-properties style:font-name="Liberation Sans1" fo:font-weight="normal" officeooo:rsid="00124a14" style:font-weight-asian="normal" style:font-weight-complex="normal"/>
    </style:style>
    <style:style style:name="T17" style:family="text">
      <style:text-properties style:font-name="Liberation Sans1" fo:font-weight="normal" officeooo:rsid="00143558" style:font-weight-asian="normal" style:font-weight-complex="normal"/>
    </style:style>
    <style:style style:name="T18" style:family="text">
      <style:text-properties style:font-name="Liberation Sans1" fo:font-weight="normal" officeooo:rsid="00149039" style:font-weight-asian="normal" style:font-weight-complex="normal"/>
    </style:style>
    <style:style style:name="T19" style:family="text">
      <style:text-properties style:font-name="Liberation Sans1" fo:font-weight="normal" officeooo:rsid="000d2634" style:font-weight-asian="normal" style:font-weight-complex="normal"/>
    </style:style>
    <style:style style:name="T20" style:family="text">
      <style:text-properties style:font-name="Liberation Sans1" fo:font-weight="normal" officeooo:rsid="00197461" style:font-weight-asian="normal" style:font-weight-complex="normal"/>
    </style:style>
    <style:style style:name="T21" style:family="text">
      <style:text-properties style:font-name="Liberation Sans1" officeooo:rsid="00143558"/>
    </style:style>
    <style:style style:name="T22" style:family="text">
      <style:text-properties style:font-name="Liberation Sans1" officeooo:rsid="0016d794"/>
    </style:style>
    <style:style style:name="T23" style:family="text">
      <style:text-properties style:font-name="Liberation Sans1" officeooo:rsid="00104c08"/>
    </style:style>
    <style:style style:name="T24" style:family="text">
      <style:text-properties style:font-name="Liberation Sans1" officeooo:rsid="00143514"/>
    </style:style>
    <style:style style:name="T25" style:family="text">
      <style:text-properties style:font-name="Liberation Sans1" officeooo:rsid="00124a14"/>
    </style:style>
    <style:style style:name="T26" style:family="text">
      <style:text-properties style:font-name="Liberation Sans"/>
    </style:style>
    <style:style style:name="T27" style:family="text">
      <style:text-properties style:font-name="Liberation Sans" officeooo:rsid="0017882e"/>
    </style:style>
    <style:style style:name="T28" style:family="text">
      <style:text-properties style:font-name="Liberation Sans" officeooo:rsid="00143514"/>
    </style:style>
    <style:style style:name="T29" style:family="text">
      <style:text-properties officeooo:rsid="00143514"/>
    </style:style>
    <style:style style:name="T30" style:family="text">
      <style:text-properties officeooo:rsid="00149039"/>
    </style:style>
    <style:style style:name="T31" style:family="text">
      <style:text-properties officeooo:rsid="0015b666"/>
    </style:style>
    <style:style style:name="T32" style:family="text">
      <style:text-properties officeooo:rsid="0017882e"/>
    </style:style>
    <style:style style:name="T33" style:family="text">
      <style:text-properties officeooo:rsid="0018e3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rant la seconde guerre mondiale, la famille Leruste-Delescluse de notre père Stéphane est représentée par Amand (05/09/1881-23/12/1945) et Marie-Louise (28/12/1888-01/08/1966) qui ont eu 6 enfants :</text:p>
      <text:p text:style-name="P1">* Renée (13/09/1908-24/12/1973) mariée à Louis Duprez (né le 12/06/1909) et ayant eu pour enfants :</text:p>
      <text:p text:style-name="P1"><text:s text:c="2"/>* Dominique (24/11/1934-10/09/1963)</text:p>
      <text:p text:style-name="P1"><text:s text:c="2"/>* Chantal (née le 04/08/1937)</text:p>
      <text:p text:style-name="P1"><text:s text:c="2"/>* Monique (née le 04/05/1941)</text:p>
      <text:p text:style-name="P1">* Stéphane (31/05/1910-24/06/1988) marié à Marie Gadenne (19/06/1911-02/03/1941) et ayant eu pour enfants :</text:p>
      <text:p text:style-name="P1"><text:s text:c="2"/>* Stéphane (né le 27/05/1934)</text:p>
      <text:p text:style-name="P1"><text:s text:c="2"/>* Jean-Pierre (19/09/1938-08/07/2008)</text:p>
      <text:p text:style-name="P1"><text:s text:c="2"/>* Patrick (né le 19/10/1938)</text:p>
      <text:p text:style-name="P1">* André (né le 05/09/1913)</text:p>
      <text:p text:style-name="P1">* Raymond (né le 11/08/1918)</text:p>
      <text:p text:style-name="P1">* Thérèse (14/01/1922-22/04/1983)</text:p>
      <text:p text:style-name="P1">* Emmanuel (Manu) (21/12/1923-30/08/2002).</text:p>
      <text:p text:style-name="P1"/>
      <text:p text:style-name="P1">Dès le début de la drôle de guerre, en septembre 1939, Louis Duprez, Stéphane <text:span text:style-name="T1">et</text:span> André sont mobilisés. Ils sont tous les trois faits prisonniers. Seul Louis s’est évadé dans le courant de l'année 1940.</text:p>
      <text:p text:style-name="P7"/>
      <text:p text:style-name="P7"><text:span text:style-name="T2">Saint-Vincent-sur-Jard</text:span> </text:p>
      <text:p text:style-name="P1">Aux environs de la fin de l’année 1939 et du début de l’année 1940, Amand Leruste <text:span text:style-name="T1">et Marie-Louise, son épouse, </text:span>décide<text:span text:style-name="T1">nt</text:span> du départ de <text:span text:style-name="T1">leur</text:span> famille à destination de Saint-Vincent-sur-Jard en Vendée. Le moyen de transport est la voiture familiale, sont du voyage <text:span text:style-name="T1">parents et enfants :</text:span> André, Raymond, Thérèse et Manu.</text:p>
      <text:p text:style-name="P2">Sans doute un peu plus tard, à l’issue de l’évasion de Louis, <text:span text:style-name="T1">ce dernier</text:span> décide de suivre la famille Leruste vers la Vendée, <text:span text:style-name="T33">en voiture, </text:span>avec <text:span text:style-name="T1">son épouse </text:span>Renée <text:span text:style-name="T4">et leurs enfants :</text:span> Dominique, Chantal et Monique. </text:p>
      <text:p text:style-name="P2"><text:span text:style-name="T6">En même temps, </text:span>Il est vraisemblable qu’Amand soit revenu en voiture à Tourcoing pour transporter Marie <text:span text:style-name="T6">et ses enfants :</text:span> Stéphane, Jean-Pierre et Patrick.</text:p>
      <text:p text:style-name="P1"/>
      <text:p text:style-name="P9">Tulle</text:p>
      <text:p text:style-name="P1">Le 22 juin 1940, à la signature de L’Armistice, l’exode ba<text:span text:style-name="T31">t</text:span> son plein. Les populations du département du Nord sont sévèrement touchées. Amand a bien anticipé les événements, par contre à cette date la France est coupée en deux par la ligne de démarcation. Au nord, c’est la zone occupée, au sud la zone libre. Il décide alors un nouveau départ vers la zone libre, en Corrèze, à Tulle.</text:p>
      <text:p text:style-name="P1"/>
      <text:p text:style-name="P11"><text:span text:style-name="T2">La Madeleine </text:span><text:span text:style-name="T3">et Tulle</text:span></text:p>
      <text:p text:style-name="Standard"><text:span text:style-name="T8">Marie</text:span><text:span text:style-name="T7"> a voulu rejoindre sa mère à la Madeleine, ce qui lui a été vivement déconseillé. Elle a passé outre et nous sommes repartis avec Louis vers le Nord. Sa santé en a pris un coup, la charge étant trop lourde. On habitait donc chez ma grand-mère Gadenne au 3° étage, sans ascenseur, et la montée était fatigante, Patrick se refusant à marcher. (Fait confirmé ensuite par ta mère !) </text:span></text:p>
      <text:p text:style-name="P5"><text:span text:style-name="T16">D</text:span><text:span text:style-name="T17">e juin</text:span><text:span text:style-name="T16"> 1940 jusqu’</text:span><text:span text:style-name="T18">en mai</text:span><text:span text:style-name="T16"> 194</text:span><text:span text:style-name="T18">2</text:span><text:span text:style-name="T16">, </text:span><text:span text:style-name="T20">c’est dans cette période que Marie décède le 02 mars 1941, </text:span><text:span text:style-name="T16">c</text:span><text:span text:style-name="T14">oncernant</text:span><text:span text:style-name="T9"> </text:span><text:span text:style-name="T16">les </text:span><text:span text:style-name="T14">lieux d’hébergement et de scolarisation de Stéphane, Jean-Pierre et Patrick, </text:span><text:span text:style-name="T15">il est difficile de les reconstituer dans tous leurs détails, toutefois, </text:span><text:span text:style-name="T13">Stéphane</text:span><text:span text:style-name="T10"> a</text:span><text:span text:style-name="T7"> fréquenté une école à la Madeleine puis le collège S</text:span><text:span text:style-name="T21">ain</text:span><text:span text:style-name="T7">t-Joseph à Lille. </text:span><text:span text:style-name="T11">Il</text:span><text:span text:style-name="T7"> vivai</text:span><text:span text:style-name="T11">t</text:span><text:span text:style-name="T7"> chez </text:span><text:span text:style-name="T11">s</text:span><text:span text:style-name="T7">a grand-mère maternelle à la Madeleine. </text:span><text:span text:style-name="T21">Durant les congés scolaires, il rejoignait Tulle. </text:span><text:span text:style-name="T19">J</text:span><text:span text:style-name="T12">ean-Pierre</text:span><text:span text:style-name="T7"> a fréquenté le lycée de Tulle. </text:span><text:span text:style-name="T22">Il</text:span><text:span text:style-name="T7"> </text:span><text:span text:style-name="T21">a été hébergé à Tulle ainsi qu’à La Madeleine </text:span><text:soft-page-break/><text:span text:style-name="T21">chez sa grand-mère maternelle. </text:span><text:span text:style-name="T23">Patrick n’était pas encore scolarisé </text:span><text:span text:style-name="T24">et il a été principalement hébergé à Tulle, Thérèse s’est beaucoup occupée de lui.</text:span></text:p>
      <text:p text:style-name="P3"/>
      <text:p text:style-name="P10"><text:span text:style-name="T26">Tourcoing</text:span></text:p>
      <text:p text:style-name="P4"><text:span text:style-name="T26">En mai 1942, </text:span><text:span text:style-name="T27">après 32 mois de captivité, </text:span><text:span text:style-name="T26">Stéphane est libéré, </text:span><text:span text:style-name="T27">il reprend son poste de Directeur chez Jonglez</text:span><text:span text:style-name="T26"> et habite sa maison, </text:span><text:span text:style-name="T29">8 rue Philippe de Girard à Tourcoing, </text:span><text:span text:style-name="T26">avec ses trois enfants. Stéphane et jean-Pierre sont scolarisés à l’école des Frères située à proximité de la rue du Brun-Pain.</text:span></text:p>
      <text:p text:style-name="P6"><text:span text:style-name="T26">À</text:span> l’issue du mariage de Stéphane et Marie-Françoise Delpierre, le 08 août 1943, Stéphane, Jean-Pierre et Patrick s<text:span text:style-name="T30">e retrouvent </text:span><text:s/><text:span text:style-name="T30">au sein </text:span>d<text:span text:style-name="T32">e ce </text:span>nouveau foyer, </text:p>
      <text:p text:style-name="P6"/>
      <text:p text:style-name="P9">Les faits marquants</text:p>
      <text:p text:style-name="P8"><text:span text:style-name="T2">Louis</text:span> s’est beaucoup occupé de Marie jusqu’à son décès en mars 1941, jusqu’à lui jurer sur son lit de mort de prendre en charge ses trois garçons, promesse tenue pour moi et Jipé !</text:p>
      <text:p text:style-name="P8"><text:span text:style-name="T5">A</text:span>u moment de la remontée des nazis en 1944 vers le nord, <text:span text:style-name="T2">Manu</text:span> et <text:span text:style-name="T2">Raymond</text:span> ont dû se cacher dans un placard et ce, pour échapper à une rafle de jeunes gens, organisée par l’ennemi, suivie d’exécutions sommaires. (Cf « les balcons de Tulle »)</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8T12:36:00.086257942</meta:creation-date>
    <dc:date>2023-08-09T17:02:28.119615417</dc:date>
    <meta:editing-duration>PT46M29S</meta:editing-duration>
    <meta:editing-cycles>6</meta:editing-cycles>
    <meta:generator>LibreOffice/6.4.7.2$Linux_X86_64 LibreOffice_project/40$Build-2</meta:generator>
    <meta:print-date>2023-08-09T16:48:59.905377620</meta:print-date>
    <meta:document-statistic meta:table-count="0" meta:image-count="0" meta:object-count="0" meta:page-count="2" meta:paragraph-count="29" meta:word-count="661" meta:character-count="4014" meta:non-whitespace-character-count="3365"/>
  </office:meta>
</office:document-meta>
</file>